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fcc" officeooo:paragraph-rsid="001d4fcc"/>
    </style:style>
    <style:style style:name="P2" style:family="paragraph" style:parent-style-name="Standard">
      <style:text-properties fo:font-weight="bold" officeooo:rsid="001d4fcc" officeooo:paragraph-rsid="001d4fcc" style:font-weight-asian="bold" style:font-weight-complex="bold"/>
    </style:style>
    <style:style style:name="P3" style:family="paragraph" style:parent-style-name="Standard">
      <style:text-properties style:text-position="0% 100%" fo:font-size="16pt" fo:font-weight="bold" officeooo:rsid="001d4fcc" officeooo:paragraph-rsid="001d4fcc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1d4fcc" officeooo:paragraph-rsid="001d4fcc"/>
    </style:style>
    <style:style style:name="P5" style:family="paragraph" style:parent-style-name="Standard">
      <style:text-properties officeooo:rsid="001f8cac" officeooo:paragraph-rsid="001f8cac"/>
    </style:style>
    <style:style style:name="T1" style:family="text">
      <style:text-properties officeooo:rsid="00218775"/>
    </style:style>
    <style:style style:name="T2" style:family="text">
      <style:text-properties officeooo:rsid="002191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ferentielijkst master thesis</text:p>
      <text:p text:style-name="P1"/>
      <text:p text:style-name="P2">Volledige referentie</text:p>
      <text:p text:style-name="P1"><text:tab/>hoe er aan geraakt</text:p>
      <text:p text:style-name="P1"><text:tab/>korte beschrijving</text:p>
      <text:p text:style-name="P1"/>
      <text:p text:style-name="P5">Radiative Transfer, <text:span text:style-name="T1">Chandrasekar</text:span></text:p>
      <text:p text:style-name="P5"><text:s/><text:tab/><text:a xlink:type="simple" xlink:href="https://archive.org/details/RadiativeTransfer/page/n15" text:style-name="Internet_20_link" text:visited-style-name="Visited_20_Internet_20_Link">https://archive.org/details/RadiativeTransfer/page/n15</text:a></text:p>
      <text:p text:style-name="P5"><text:tab/>via artikel hieronder</text:p>
      <text:p text:style-name="P5"><text:tab/>…</text:p>
      <text:p text:style-name="P5"/>
      <text:p text:style-name="P5">Noebauer, U.M. &amp; Sim, S.A. Living Rev Comput Astrophys (2019) 5: 1. <text:a xlink:type="simple" xlink:href="https://doi.org/10.1007/s41115-019-0004-9" text:style-name="Internet_20_link" text:visited-style-name="Visited_20_Internet_20_Link">https://doi.org/10.1007/s41115-019-0004-9</text:a></text:p>
      <text:p text:style-name="P5"><text:tab/><text:span text:style-name="T2">via Google</text:span></text:p>
      <text:p text:style-name="P5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8T23:11:19.577300222</meta:creation-date>
    <dc:date>2019-07-18T23:39:54.686518452</dc:date>
    <meta:editing-duration>PT4M41S</meta:editing-duration>
    <meta:editing-cycles>4</meta:editing-cycles>
    <meta:generator>LibreOffice/6.1.4.2$Linux_X86_64 LibreOffice_project/10$Build-2</meta:generator>
    <meta:document-statistic meta:table-count="0" meta:image-count="0" meta:object-count="0" meta:page-count="1" meta:paragraph-count="11" meta:word-count="35" meta:character-count="324" meta:non-whitespace-character-count="292"/>
  </office:meta>
</office:document-meta>
</file>